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1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40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5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1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Начало</text:p>
          </table:table-cell>
          <table:table-cell table:style-name="ce5" office:value-type="string" calcext:value-type="string">
            <text:p>Окончание</text:p>
          </table:table-cell>
          <table:table-cell table:style-name="ce5" office:value-type="string" calcext:value-type="string">
            <text:p>Продолжительность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Настройка фреймворков и создание шаблонов</text:p>
          </table:table-cell>
          <table:table-cell table:style-name="ce4" office:value-type="date" office:date-value="2017-06-23T09:00:00" calcext:value-type="date">
            <text:p>23.06.17 09:00</text:p>
          </table:table-cell>
          <table:table-cell table:style-name="ce4" office:value-type="date" office:date-value="2017-06-23T14:03:00" calcext:value-type="date">
            <text:p>23.06.17 14:03</text:p>
          </table:table-cell>
          <table:table-cell table:style-name="ce6" table:formula="of:=[.C2]-[.B2]" office:value-type="time" office:time-value="PT05H03M00.000000168S" calcext:value-type="time">
            <text:p>05:03: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Написание логики по тесту получения двух массивов из текста с тегами</text:p>
          </table:table-cell>
          <table:table-cell table:style-name="ce4" office:value-type="date" office:date-value="2017-06-23T17:30:00" calcext:value-type="date">
            <text:p>23.06.17 17:30</text:p>
          </table:table-cell>
          <table:table-cell table:style-name="ce4" office:value-type="date" office:date-value="2017-06-23T18:50:00" calcext:value-type="date">
            <text:p>23.06.17 18:50</text:p>
          </table:table-cell>
          <table:table-cell table:style-name="ce6" table:formula="of:=[.C3]-[.B3]" office:value-type="time" office:time-value="PT01H19M59.99999993S" calcext:value-type="time">
            <text:p>01:20: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4T18:30:00" calcext:value-type="date">
            <text:p>24.06.17 18:30</text:p>
          </table:table-cell>
          <table:table-cell table:style-name="ce4" office:value-type="date" office:date-value="2017-06-24T19:15:00" calcext:value-type="date">
            <text:p>24.06.17 19:15</text:p>
          </table:table-cell>
          <table:table-cell table:style-name="ce6" table:formula="of:=[.C4]-[.B4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Написание логики по тесту raz_dva_tri</text:p>
          </table:table-cell>
          <table:table-cell table:style-name="ce4" office:value-type="date" office:date-value="2017-06-24T19:30:00" calcext:value-type="date">
            <text:p>24.06.17 19:30</text:p>
          </table:table-cell>
          <table:table-cell table:style-name="ce4" office:value-type="date" office:date-value="2017-06-24T20:27:00" calcext:value-type="date">
            <text:p>24.06.17 20:27</text:p>
          </table:table-cell>
          <table:table-cell table:style-name="ce6" table:formula="of:=[.C5]-[.B5]" office:value-type="time" office:time-value="PT00H56M59.999999832S" calcext:value-type="time">
            <text:p>00:5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4T20:59:00" calcext:value-type="date">
            <text:p>24.06.17 20:59</text:p>
          </table:table-cell>
          <table:table-cell table:style-name="ce4" office:value-type="date" office:date-value="2017-06-24T21:17:00" calcext:value-type="date">
            <text:p>24.06.17 21:17</text:p>
          </table:table-cell>
          <table:table-cell table:style-name="ce6" table:formula="of:=[.C6]-[.B6]" office:value-type="time" office:time-value="PT00H18M00.000000377S" calcext:value-type="time">
            <text:p>00:18: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Написание логики по тесту Случайного дерева</text:p>
          </table:table-cell>
          <table:table-cell table:style-name="ce4" office:value-type="date" office:date-value="2017-06-24T21:30:00" calcext:value-type="date">
            <text:p>24.06.17 21:30</text:p>
          </table:table-cell>
          <table:table-cell table:style-name="ce4" office:value-type="date" office:date-value="2017-06-24T22:28:00" calcext:value-type="date">
            <text:p>24.06.17 22:28</text:p>
          </table:table-cell>
          <table:table-cell table:style-name="ce6" table:formula="of:=[.C7]-[.B7]" office:value-type="time" office:time-value="PT00H58M00.000000028S" calcext:value-type="time">
            <text:p>00:58:0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.00.0000</text:date>, <text:time style:data-style-name="N2" text:time-value="17:19:21.77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8:32:20.451000000</meta:creation-date>
    <meta:generator>LibreOffice/5.1.0.3$Windows_x86 LibreOffice_project/5e3e00a007d9b3b6efb6797a8b8e57b51ab1f737</meta:generator>
    <dc:date>2017-06-24T23:33:03.779000000</dc:date>
    <meta:editing-duration>P1DT5H59M19S</meta:editing-duration>
    <meta:editing-cycles>10</meta:editing-cycles>
    <meta:document-statistic meta:table-count="1" meta:cell-count="27" meta:object-count="0"/>
  </office:meta>
</office:document-meta>
</file>